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5cm" table:align="margins" style:writing-mode="lr-tb"/>
    </style:style>
    <style:style style:name="Table1.A" style:family="table-column">
      <style:table-column-properties style:column-width="19.05cm" style:rel-column-width="65535*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513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14pt" fo:font-weight="bold" officeooo:rsid="0072ba96" officeooo:paragraph-rsid="0020df1d" style:font-size-asian="14pt" style:font-weight-asian="bold" style:font-size-complex="14pt" style:font-weight-complex="bold"/>
    </style:style>
    <style:style style:name="P3" style:family="paragraph" style:parent-style-name="Header">
      <style:paragraph-properties fo:text-align="center" style:justify-single-word="false"/>
      <style:text-properties fo:font-size="11pt" fo:font-weight="bold" officeooo:rsid="00adcd69" officeooo:paragraph-rsid="0020df1d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fo:font-size="8pt" fo:font-weight="normal" officeooo:rsid="00247571" officeooo:paragraph-rsid="00247571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paragraph-rsid="0020df1d"/>
    </style:style>
    <style:style style:name="P6" style:family="paragraph" style:parent-style-name="Standard">
      <style:paragraph-properties fo:line-height="100%" fo:text-align="justify" style:justify-single-word="false"/>
      <style:text-properties style:font-name="Arial Narrow"/>
    </style:style>
    <style:style style:name="P7" style:family="paragraph" style:parent-style-name="Standard">
      <style:paragraph-properties fo:line-height="100%"/>
      <style:text-properties style:font-name="Arial Narrow" fo:font-weight="bold" style:font-weight-asian="bold"/>
    </style:style>
    <style:style style:name="P8" style:family="paragraph" style:parent-style-name="Standard">
      <style:paragraph-properties fo:line-height="100%" fo:text-align="justify" style:justify-single-word="false"/>
      <style:text-properties style:font-name="Arial Narrow"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font-name="Arial Narrow" officeooo:rsid="000fb9b9" officeooo:paragraph-rsid="000fb9b9"/>
    </style:style>
    <style:style style:name="P10" style:family="paragraph" style:parent-style-name="Standard">
      <style:paragraph-properties fo:line-height="100%" fo:text-align="justify" style:justify-single-word="false"/>
      <style:text-properties officeooo:rsid="000bd680" officeooo:paragraph-rsid="000bd680"/>
    </style:style>
    <style:style style:name="P11" style:family="paragraph" style:parent-style-name="Standard">
      <style:paragraph-properties fo:margin-left="0cm" fo:margin-right="-0.953cm" fo:line-height="100%" fo:text-align="justify" style:justify-single-word="false" fo:text-indent="0cm" style:auto-text-indent="false"/>
      <style:text-properties style:font-name="Arial Narrow"/>
    </style:style>
    <style:style style:name="P12" style:family="paragraph" style:parent-style-name="Table_20_Contents">
      <style:text-properties style:font-name="Arial Narrow"/>
    </style:style>
    <style:style style:name="P13" style:family="paragraph" style:parent-style-name="Table_20_Contents">
      <style:text-properties style:font-name="Arial Narrow" officeooo:rsid="000fb9b9" officeooo:paragraph-rsid="000fb9b9"/>
    </style:style>
    <style:style style:name="P14" style:family="paragraph" style:parent-style-name="Table_20_Contents">
      <style:paragraph-properties fo:line-height="100%" fo:text-align="justify" style:justify-single-word="false"/>
      <style:text-properties style:font-name="Arial Narrow" officeooo:rsid="001e1744" officeooo:paragraph-rsid="0020b5e5"/>
    </style:style>
    <style:style style:name="P15" style:family="paragraph" style:parent-style-name="Table_20_Contents">
      <style:text-properties style:font-name="Arial Narrow" officeooo:rsid="001e1744" officeooo:paragraph-rsid="0020b5e5"/>
    </style:style>
    <style:style style:name="P16" style:family="paragraph" style:parent-style-name="Standard" style:master-page-name="Standard">
      <style:paragraph-properties fo:line-height="100%" fo:text-align="justify" style:justify-single-word="false" style:page-number="auto"/>
      <style:text-properties style:font-name="Arial Narrow"/>
    </style:style>
    <style:style style:name="T1" style:family="text">
      <style:text-properties style:font-name="Arial Narrow"/>
    </style:style>
    <style:style style:name="T2" style:family="text">
      <style:text-properties officeooo:rsid="001cea00"/>
    </style:style>
    <style:style style:name="T3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ge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To,<text:tab/><text:tab/><text:tab/><text:tab/><text:tab/><text:tab/><text:tab/><text:tab/><text:tab/><text:tab/><text:tab/>Date:- <text:text-input text:description="&lt;formatLang(o.date_activation,date=True)&gt;">Date activation</text:text-input></text:p>
      <text:p text:style-name="P10"><text:span text:style-name="T1"><text:text-input text:description="&lt;o.partner_id.name&gt;">Customer</text:text-input></text:span><text:span text:style-name="T1"><text:text-input text:description=""/></text:span></text:p>
      <text:p text:style-name="P6">Under this Contract <text:s/>undertakes to maintain your <text:text-input text:description="&lt;o.product_id.name&gt;">Product</text:text-input> <text:span text:style-name="T2">(Serial No: </text:span><text:span text:style-name="T2"><text:text-input text:description="&lt;o.lot_ids.name&gt;">Serial No</text:text-input></text:span><text:span text:style-name="T2">)for contract </text:span><text:span text:style-name="T2"><text:text-input text:description="&lt;o.name&gt;">Contract</text:text-input></text:span></text:p>
      <text:p text:style-name="P6">At address mentioned overleaf. This contract provides Three Periodical Service to the subject and the</text:p>
      <text:p text:style-name="P6">Terms and conditions mentioned hereafter. The Charges for such maintenance are as follows,</text:p>
      <text:p text:style-name="P7">AMOUNT: - <text:s text:c="2"/><text:text-input text:description="&lt;get_val_recs(o)&gt;">Amount</text:text-input> <text:s text:c="5"/>DURATION :- <text:text-input text:description="&lt;formatLang(o.date_activation,date=True)&gt;">Date From</text:text-input> <text:s/>To <text:s/><text:text-input text:description="&lt;formatLang(o.val_duration_date,date=True)&gt;">Date To</text:text-input></text:p>
      <text:p text:style-name="P8">INCLUSIONS:-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text:text-input text:description="&lt;for each=&quot;  line in o.contract_id.contract_line&quot;&gt;">For Start</text:text-input></text:p>
          </table:table-cell>
        </table:table-row>
        <table:table-row table:style-name="Table1.2">
          <table:table-cell table:style-name="Table1.A1" office:value-type="string">
            <text:p text:style-name="P9"><text:text-input text:description="&lt;line.no_to_replace&gt;">No to replace</text:text-input> Replacement of <text:s/><text:text-input text:description="&lt;line.product_id&gt;">Product</text:text-input></text:p>
          </table:table-cell>
        </table:table-row>
        <table:table-row>
          <table:table-cell table:style-name="Table1.A1" office:value-type="string">
            <text:p text:style-name="P12"><text:text-input text:description="&lt;/for&gt;">For end here</text:text-input></text:p>
          </table:table-cell>
        </table:table-row>
      </table:table>
      <text:p text:style-name="P15">No of Free Visit: <text:text-input text:description="&lt;o.no_free_visit&gt;">No Free Visit</text:text-input></text:p>
      <text:p text:style-name="P14">No of Proactive Visit: <text:text-input text:description="&lt;o.no_proac_visit&gt;">No of proactive visit</text:text-input></text:p>
      <text:p text:style-name="P8">TERMS AND CONDITIONS OF THE CONTRACT:-</text:p>
      <text:p text:style-name="P6"><text:text-input text:description="&lt;o.contract_id.note&gt;">Note</text:text-input></text:p>
      <text:p text:style-name="P11">Accepted By,<text:tab/><text:tab/><text:tab/><text:tab/><text:tab/><text:tab/><text:tab/><text:tab/><text:tab/></text:p>
      <text:p text:style-name="P6"/>
      <text:p text:style-name="P6">Customer’s <text:s/>Sign <text:s text:c="116"/>Authorized Signa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5cm" table:align="margins"/>
    </style:style>
    <style:style style:name="Table4.A" style:family="table-column">
      <style:table-column-properties style:column-width="19.05cm" style:rel-column-width="65535*"/>
    </style:style>
    <style:style style:name="Table4.A1" style:family="table-cell">
      <style:table-cell-properties fo:padding="0.097cm" fo:border="none"/>
    </style:style>
    <style:style style:name="MP1" style:family="paragraph" style:parent-style-name="Frame_20_contents">
      <style:paragraph-properties fo:text-align="start" style:justify-single-word="false"/>
    </style:style>
    <style:style style:name="MP2" style:family="paragraph" style:parent-style-name="Header">
      <style:paragraph-properties fo:text-align="center" style:justify-single-word="false"/>
      <style:text-properties fo:font-size="14pt" fo:font-weight="bold" officeooo:rsid="0072ba96" officeooo:paragraph-rsid="0020df1d" style:font-size-asian="14pt" style:font-weight-asian="bold" style:font-size-complex="14pt" style:font-weight-complex="bold"/>
    </style:style>
    <style:style style:name="MP3" style:family="paragraph" style:parent-style-name="Header">
      <style:paragraph-properties fo:text-align="center" style:justify-single-word="false"/>
      <style:text-properties fo:font-size="11pt" fo:font-weight="bold" officeooo:rsid="00adcd69" officeooo:paragraph-rsid="0020df1d" style:font-size-asian="11pt" style:font-weight-asian="bold" style:font-size-complex="11pt" style:font-weight-complex="bold"/>
    </style:style>
    <style:style style:name="MP4" style:family="paragraph" style:parent-style-name="Standard">
      <style:paragraph-properties fo:line-height="100%" fo:text-align="center" style:justify-single-word="false"/>
      <style:text-properties fo:font-size="8pt" fo:font-weight="normal" officeooo:rsid="00247571" officeooo:paragraph-rsid="00247571" style:font-size-asian="8pt" style:font-weight-asian="normal" style:font-size-complex="8pt" style:font-weight-complex="normal"/>
    </style:style>
    <style:style style:name="MP5" style:family="paragraph" style:parent-style-name="Standard">
      <style:text-properties officeooo:paragraph-rsid="0020df1d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run-through="background" style:protect="content position" style:wrap="run-through" style:number-wrapped-paragraphs="no-limit" style:vertical-pos="middle" style:vertical-rel="paragraph" style:horizontal-pos="from-left" style:horizontal-rel="page" fo:background-color="transparent" style:background-transparency="100%" draw:fill="solid" fo:padding="0cm" fo:border="none" style:shadow="none" draw:shadow-opacity="100%" style:writing-mode="page">
        <style:background-image/>
        <style:columns fo:column-count="1" fo:column-gap="0cm"/>
      </style:graphic-properties>
    </style:style>
    <style:page-layout style:name="Mpm1">
      <style:page-layout-properties fo:page-width="21.59cm" fo:page-height="27.94cm" style:num-format="1" style:print-orientation="portrait" fo:margin-top="0.3cm" fo:margin-bottom="0.476cm" fo:margin-left="1.27cm" fo:margin-right="1.27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Text_20_body"><draw:frame draw:style-name="Mfr1" draw:name="image: asimage(user.company_id.logo_web)" text:anchor-type="paragraph" svg:x="0cm" svg:width="5.72cm" svg:height="1.67cm" draw:z-index="0"><draw:text-box><text:p text:style-name="MP1"/></draw:text-box></draw:frame></text:p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MP2"><text:text-input text:description="&lt;company_name(o)&gt;">Company</text:text-input></text:p>
              <text:p text:style-name="MP3"><text:s/><text:span text:style-name="MT1"><text:text-input text:description="&lt;company_address(o)&gt;">Company Address</text:text-input></text:span></text:p>
              <text:p text:style-name="MP4">Email: info@oshincare.com Phone No: +91 9552545406</text:p>
            </table:table-cell>
          </table:table-row>
        </table:table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50</meta:editing-cycles>
    <meta:print-date>2015-10-24T11:37:00</meta:print-date>
    <meta:creation-date>2016-03-12T10:24:00</meta:creation-date>
    <dc:date>2017-03-22T11:55:28.318745040</dc:date>
    <meta:editing-duration>PT2H35M54S</meta:editing-duration>
    <meta:generator>LibreOffice/4.2.8.2$Linux_X86_64 LibreOffice_project/420m0$Build-2</meta:generator>
    <meta:document-statistic meta:table-count="2" meta:image-count="0" meta:object-count="0" meta:page-count="1" meta:paragraph-count="19" meta:word-count="143" meta:character-count="863" meta:non-whitespace-character-count="628"/>
    <meta:user-defined meta:name="AppVersion">12.0000</meta:user-defined>
    <meta:user-defined meta:name="Company">Defton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